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justify" draw:textarea-vertical-align="middle" draw:auto-grow-height="false" fo:min-height="1.59cm" fo:min-width="1.34cm"/>
    </style:style>
    <style:style style:name="gr2" style:family="graphic" style:parent-style-name="standard">
      <style:graphic-properties draw:fill-color="#5eb91e" draw:textarea-horizontal-align="justify" draw:textarea-vertical-align="middle" draw:auto-grow-height="false" fo:min-height="2.58cm" fo:min-width="2.47cm" text:animation-delay="P0D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38" draw:opacity="50%" draw:textarea-horizontal-align="justify" draw:textarea-vertical-align="middle" draw:auto-grow-height="false" fo:min-height="2.58cm" fo:min-width="2.47cm" text:animation-delay="P0D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5eb91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38" draw:opacity="50%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erif1" fo:font-size="60pt" fo:font-weight="normal" style:font-name-asian="Liberation Serif1" style:font-size-asian="60pt" style:font-weight-asian="normal" style:font-name-complex="Liberation Serif1" style:font-size-complex="60pt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2.6cm" svg:height="2.6cm" svg:x="1.6cm" svg:y="1.6cm">
          <text:p text:style-name="P1"><text:span text:style-name="T1">X1</text:span><text:span text:style-name="T2">= </text:span></text:p>
          <text:p text:style-name="P1"><text:span text:style-name="T2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6cm" svg:height="2.6cm" svg:x="1.6cm" svg:y="4.9cm">
          <text:p text:style-name="P1"><text:span text:style-name="T1">X2=</text:span><text:span text:style-name="T2"> </text:span></text:p>
          <text:p text:style-name="P1"><text:span text:style-name="T2">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6cm" svg:height="2.6cm" svg:x="1.5cm" svg:y="8.2cm">
          <text:p text:style-name="P1"><text:span text:style-name="T1">X3=</text:span><text:span text:style-name="T3"> </text:span></text:p>
          <text:p text:style-name="P1"><text:span text:style-name="T4">Eth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6cm" svg:height="2.6cm" svg:x="1.4cm" svg:y="11.6cm">
          <text:p text:style-name="P1"><text:span text:style-name="T1">X4=</text:span><text:span text:style-name="T5"> </text:span></text:p>
          <text:p text:style-name="P1"><text:span text:style-name="T4">Depriv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4.2cm" svg:height="4cm" svg:x="10.4cm" svg:y="5.7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09cm" svg:y1="3cm" svg:x2="9.8cm" svg:y2="5.6cm">
          <text:p/>
        </draw:line>
        <draw:line draw:style-name="gr3" draw:text-style-name="P4" draw:layer="layout" svg:x1="4.1cm" svg:y1="9.6cm" svg:x2="9.4cm" svg:y2="8.6cm">
          <text:p/>
        </draw:line>
        <draw:line draw:style-name="gr3" draw:text-style-name="P4" draw:layer="layout" svg:x1="4.2cm" svg:y1="6.2cm" svg:x2="9.4cm" svg:y2="7.2cm">
          <text:p/>
        </draw:line>
        <draw:line draw:style-name="gr3" draw:text-style-name="P4" draw:layer="layout" svg:x1="4cm" svg:y1="13cm" svg:x2="9.6cm" svg:y2="9.8cm">
          <text:p/>
        </draw:line>
        <draw:line draw:style-name="gr3" draw:text-style-name="P5" draw:layer="layout" svg:x1="15cm" svg:y1="7.6cm" svg:x2="18.3cm" svg:y2="7.6cm">
          <text:p/>
        </draw:line>
        <draw:custom-shape draw:style-name="gr4" draw:text-style-name="P6" draw:layer="layout" svg:width="4.2cm" svg:height="4cm" svg:x="18.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5.1cm" svg:height="4.591cm" svg:x="23cm" svg:y="6.1cm">
          <draw:text-box>
            <text:p><text:span text:style-name="T7">y</text:span><text:span text:style-name="T8"> =</text:span></text:p>
            <text:p><text:span text:style-name="T9">Any cycling last month?</text:span></text:p>
          </draw:text-box>
        </draw:frame>
        <draw:path draw:style-name="gr6" draw:text-style-name="P4" draw:layer="layout" svg:width="3.491cm" svg:height="2.131cm" svg:x="18.823cm" svg:y="6.599cm" svg:viewBox="0 0 3492 2132" svg:d="M3492 2c-346 10-926-66-1270 212-198 357-330 647-423 1005-172 397-161 780-648 873-313 60-820 27-1151 40">
          <text:p/>
        </draw:path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5:36:00.905682234</meta:creation-date>
    <dc:date>2019-09-09T16:29:26.102532694</dc:date>
    <meta:editing-duration>PT19M23S</meta:editing-duration>
    <meta:editing-cycles>4</meta:editing-cycles>
    <meta:generator>LibreOffice/6.2.6.2$Linux_X86_64 LibreOffice_project/20$Build-2</meta:generator>
    <meta:document-statistic meta:object-count="36"/>
  </office:meta>
</office:document-meta>
</file>